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F500000294ED401795096C0A82.png" manifest:media-type="image/png"/>
  <manifest:file-entry manifest:full-path="Pictures/100946440000B07E000099E4F825E1B9F8812540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opacity="100%" draw:opacity-name="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otted" svg:stroke-width="0.529cm" svg:stroke-color="#468a1a" draw:marker-start-width="0.99cm" draw:marker-end-width="0.99cm" draw:fill="solid" draw:textarea-vertical-align="middle" fo:padding-top="0.386cm" fo:padding-bottom="0.386cm" fo:padding-left="0.511cm" fo:padding-right="0.511cm"/>
    </style:style>
    <style:style style:name="P1" style:family="paragraph">
      <loext:graphic-properties draw:opacity="100%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8.902cm" svg:height="43.162cm" svg:x="5.549cm" svg:y="3.419cm">
          <draw:image xlink:href="Pictures/100946440000B07E000099E4F825E1B9F8812540.svg" xlink:type="simple" xlink:show="embed" xlink:actuate="onLoad" loext:mime-type="image/svg+xml">
            <text:p/>
          </draw:image>
          <draw:image xlink:href="Pictures/10000201000002F500000294ED401795096C0A82.png" xlink:type="simple" xlink:show="embed" xlink:actuate="onLoad" loext:mime-type="image/png"/>
        </draw:frame>
        <draw:line draw:style-name="gr2" draw:text-style-name="P2" draw:layer="layout" svg:x1="5.1cm" svg:y1="0cm" svg:x2="5cm" svg:y2="50cm">
          <text:p/>
        </draw:line>
        <draw:line draw:style-name="gr2" draw:text-style-name="P2" draw:layer="layout" svg:x1="10.1cm" svg:y1="0cm" svg:x2="10cm" svg:y2="50cm">
          <text:p/>
        </draw:line>
        <draw:line draw:style-name="gr2" draw:text-style-name="P2" draw:layer="layout" svg:x1="15.1cm" svg:y1="0cm" svg:x2="15cm" svg:y2="50cm">
          <text:p/>
        </draw:line>
        <draw:line draw:style-name="gr2" draw:text-style-name="P2" draw:layer="layout" svg:x1="20.1cm" svg:y1="0cm" svg:x2="20cm" svg:y2="50cm">
          <text:p/>
        </draw:line>
        <draw:line draw:style-name="gr2" draw:text-style-name="P2" draw:layer="layout" svg:x1="25.1cm" svg:y1="0cm" svg:x2="25cm" svg:y2="50cm">
          <text:p/>
        </draw:line>
        <draw:line draw:style-name="gr2" draw:text-style-name="P2" draw:layer="layout" svg:x1="30.1cm" svg:y1="0cm" svg:x2="30cm" svg:y2="50cm">
          <text:p/>
        </draw:line>
        <draw:line draw:style-name="gr2" draw:text-style-name="P2" draw:layer="layout" svg:x1="35.1cm" svg:y1="0cm" svg:x2="35cm" svg:y2="50cm">
          <text:p/>
        </draw:line>
        <draw:line draw:style-name="gr2" draw:text-style-name="P2" draw:layer="layout" svg:x1="40.1cm" svg:y1="0cm" svg:x2="40cm" svg:y2="50cm">
          <text:p/>
        </draw:line>
        <draw:line draw:style-name="gr2" draw:text-style-name="P2" draw:layer="layout" svg:x1="45.1cm" svg:y1="0cm" svg:x2="45cm" svg:y2="50cm">
          <text:p/>
        </draw:line>
        <draw:line draw:style-name="gr2" draw:text-style-name="P2" draw:layer="layout" svg:x1="50.1cm" svg:y1="0cm" svg:x2="50cm" svg:y2="50cm">
          <text:p/>
        </draw:line>
        <draw:line draw:style-name="gr2" draw:text-style-name="P2" draw:layer="layout" svg:x1="55.1cm" svg:y1="0cm" svg:x2="55cm" svg:y2="50cm">
          <text:p/>
        </draw:line>
        <draw:line draw:style-name="gr2" draw:text-style-name="P2" draw:layer="layout" svg:x1="0cm" svg:y1="5cm" svg:x2="60cm" svg:y2="5.1cm">
          <text:p/>
        </draw:line>
        <draw:line draw:style-name="gr2" draw:text-style-name="P2" draw:layer="layout" svg:x1="0cm" svg:y1="10cm" svg:x2="60cm" svg:y2="10.1cm">
          <text:p/>
        </draw:line>
        <draw:line draw:style-name="gr2" draw:text-style-name="P2" draw:layer="layout" svg:x1="0cm" svg:y1="15cm" svg:x2="60cm" svg:y2="15.1cm">
          <text:p/>
        </draw:line>
        <draw:line draw:style-name="gr2" draw:text-style-name="P2" draw:layer="layout" svg:x1="0cm" svg:y1="20cm" svg:x2="60cm" svg:y2="20.1cm">
          <text:p/>
        </draw:line>
        <draw:line draw:style-name="gr2" draw:text-style-name="P2" draw:layer="layout" svg:x1="0cm" svg:y1="25cm" svg:x2="60cm" svg:y2="25.1cm">
          <text:p/>
        </draw:line>
        <draw:line draw:style-name="gr2" draw:text-style-name="P2" draw:layer="layout" svg:x1="0cm" svg:y1="30cm" svg:x2="60cm" svg:y2="30.1cm">
          <text:p/>
        </draw:line>
        <draw:line draw:style-name="gr2" draw:text-style-name="P2" draw:layer="layout" svg:x1="0cm" svg:y1="35cm" svg:x2="60cm" svg:y2="35.1cm">
          <text:p/>
        </draw:line>
        <draw:line draw:style-name="gr2" draw:text-style-name="P2" draw:layer="layout" svg:x1="0cm" svg:y1="40cm" svg:x2="60cm" svg:y2="40.1cm">
          <text:p/>
        </draw:line>
        <draw:line draw:style-name="gr2" draw:text-style-name="P2" draw:layer="layout" svg:x1="0cm" svg:y1="45cm" svg:x2="60cm" svg:y2="45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0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26T12:44:43.152541292</dc:date>
    <meta:editing-duration>PT14M34S</meta:editing-duration>
    <meta:editing-cycles>2</meta:editing-cycles>
    <meta:generator>LibreOffice/6.2.8.2$Linux_X86_64 LibreOffice_project/20$Build-2</meta:generator>
    <meta:document-statistic meta:object-count="21"/>
  </office:meta>
</office:document-meta>
</file>